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Heading2"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T9" style:parent-style-name="DefaultParagraphFont" style:family="text">
      <style:text-properties fo:language="en" fo:country="US"/>
    </style:style>
  </office:automatic-styles>
  <office:body>
    <office:text text:use-soft-page-breaks="true">
      <text:h text:style-name="P1" text:outline-level="1">Creating a sheet to tab transcriber<text:s/></text:h>
      <text:h text:style-name="P2" text:outline-level="2">Part 1 – Tab Creator</text:h>
      <text:p text:style-name="P3">Due to a guitar having multiple ways of playing the same note of the same octave, a tab usually only represents one way at a time. Whilst this makes it easy to read, it makes it difficult to write as a guitarist needs to pick the right note combination to make playing as easy as possible. Whilst every guitarist has different style, tabs should be the most ideal for the most. However, the more notes the more possible combinations. Some will require moving on the same string but different parts of the guitar neck whilst others require quick changing of strings but around the same position on the neck. One example riff is Nirvana’s come as you, the standard way of playing is as follows:</text:p>
      <text:p text:style-name="P4">E: 0-0-1-2-----2—2-2-1-0---0-0---2<text:line-break/>A:-------------0—0-----------2----------0-1</text:p>
      <text:p text:style-name="P5">As you can see the only part of the neck you use on the guitar are the first two frets but you can switch between strings. An alternative way to play it as follows:</text:p>
      <text:p text:style-name="P6">E: 0-0-1-2---5-2-5-2-2-1-7-0-0----2-5-6</text:p>
      <text:p text:style-name="P7">As you can see from the above tab one needs to jump across the neck from 1 to 7 (6 frets) which is relatively uncomfortable for most guitarists. However, there are situations where guitarists prefer<text:s/>move up the fret rather than change strings – one such example is when notes are gradually increasing that changing strings won’t make much difference. Other situations songs just stay on one string for other reasons such as minimizing buzz, one good example is seven nation army played as follows:</text:p>
      <text:p text:style-name="P8">A: 7-----7-10---7----5-3---1---</text:p>
      <text:p text:style-name="Normal"><text:span text:style-name="T9">A database needed to be created to emulate guitarist preferences for song riffs. Only similar database seemed to contain irrelevant information and not the required information, so web scraping was decided to be done, allowing us to utilize the high number of guitar websites. The tab site ‘songsterr’ was used due to clearly labelled classes to represent string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qlain Chowdhury</meta:initial-creator>
    <dc:creator>Saqlain Chowdhury</dc:creator>
    <meta:creation-date>2021-02-01T22:13:00Z</meta:creation-date>
    <dc:date>2021-02-01T22:32:00Z</dc:date>
    <meta:template xlink:href="Normal.dotm" xlink:type="simple"/>
    <meta:editing-cycles>1</meta:editing-cycles>
    <meta:editing-duration>PT1140S</meta:editing-duration>
    <meta:document-statistic meta:page-count="1" meta:paragraph-count="3" meta:word-count="288" meta:character-count="1927" meta:row-count="13" meta:non-whitespace-character-count="1642"/>
  </office:meta>
</office:document-meta>
</file>